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Noto Sans CJK TC Regular1" svg:font-family="'Noto Sans CJK TC Regular'" style:font-family-generic="swiss"/>
    <style:font-face style:name="教育部標準楷書" svg:font-family="教育部標準楷書" style:font-adornments="標準" style:font-pitch="variable"/>
    <style:font-face style:name="王漢宗特黑體繁" svg:font-family="王漢宗特黑體繁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王漢宗特黑體繁" fo:font-size="12pt" officeooo:rsid="000ca012" officeooo:paragraph-rsid="000ca012" style:font-name-asian="王漢宗特黑體繁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T_T <text:s/>偷插電的資訊科學【教師手冊】<text:tab/><text:tab/><text:tab/><text:tab/>謝宗翔、顏國雄 <text:s/>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" svg:font-family="文泉驛微米黑"/>
    <style:font-face style:name="Noto Sans CJK TC Regular1" svg:font-family="'Noto Sans CJK TC Regular'" style:font-family-generic="swiss"/>
    <style:font-face style:name="教育部標準楷書" svg:font-family="教育部標準楷書" style:font-adornments="標準" style:font-pitch="variable"/>
    <style:font-face style:name="王漢宗特黑體繁" svg:font-family="王漢宗特黑體繁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tb-r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43:56.961423179</meta:creation-date>
    <dc:date>2017-04-03T14:47:13.812641090</dc:date>
    <meta:editing-duration>PT3M17S</meta:editing-duration>
    <meta:editing-cycles>1</meta:editing-cycles>
    <meta:document-statistic meta:table-count="0" meta:image-count="0" meta:object-count="0" meta:page-count="1" meta:paragraph-count="1" meta:word-count="23" meta:character-count="35" meta:non-whitespace-character-count="27"/>
    <meta:generator>LibreOffice/5.2.5.1$Linux_X86_64 LibreOffice_project/20m0$Build-1</meta:generator>
  </office:meta>
</office:document-meta>
</file>